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14a35b" officeooo:paragraph-rsid="0014a35b" style:font-size-asian="13.1000003814697pt" style:font-size-complex="15pt"/>
    </style:style>
    <style:style style:name="P3" style:family="paragraph" style:parent-style-name="Standard">
      <style:paragraph-properties fo:text-align="center" style:justify-single-word="false"/>
      <style:text-properties fo:font-size="20pt" fo:font-weight="bold" officeooo:rsid="0014a35b" officeooo:paragraph-rsid="0014a35b"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officeooo:rsid="001889e3" officeooo:paragraph-rsid="001889e3" style:font-size-asian="17.5pt" style:font-size-complex="20pt"/>
    </style:style>
    <style:style style:name="P5" style:family="paragraph" style:parent-style-name="Standard">
      <style:paragraph-properties fo:text-align="start" style:justify-single-word="false"/>
      <style:text-properties fo:font-size="20pt" officeooo:rsid="00191f71" officeooo:paragraph-rsid="00191f71" style:font-size-asian="17.5pt" style:font-size-complex="20pt"/>
    </style:style>
    <style:style style:name="P6" style:family="paragraph" style:parent-style-name="Standard" style:list-style-name="L4">
      <style:paragraph-properties fo:text-align="start" style:justify-single-word="false"/>
      <style:text-properties fo:font-size="20pt" officeooo:rsid="00191f71" officeooo:paragraph-rsid="00191f71" style:font-size-asian="17.5pt" style:font-size-complex="20pt"/>
    </style:style>
    <style:style style:name="P7" style:family="paragraph" style:parent-style-name="Standard" style:list-style-name="L4">
      <style:paragraph-properties fo:text-align="start" style:justify-single-word="false"/>
      <style:text-properties fo:font-size="20pt" officeooo:rsid="001b9658" officeooo:paragraph-rsid="001b9658" style:font-size-asian="17.5pt" style:font-size-complex="20pt"/>
    </style:style>
    <style:style style:name="P8" style:family="paragraph" style:parent-style-name="Standard" style:list-style-name="L4">
      <style:paragraph-properties fo:text-align="start" style:justify-single-word="false"/>
      <style:text-properties fo:font-size="20pt" officeooo:rsid="001dc036" officeooo:paragraph-rsid="001dc036" style:font-size-asian="17.5pt" style:font-size-complex="20pt"/>
    </style:style>
    <style:style style:name="P9" style:family="paragraph" style:parent-style-name="Standard">
      <style:paragraph-properties fo:text-align="start" style:justify-single-word="false"/>
      <style:text-properties fo:font-size="20pt" style:text-underline-style="solid" style:text-underline-width="auto" style:text-underline-color="font-color" officeooo:rsid="001889e3" officeooo:paragraph-rsid="001889e3" style:font-size-asian="17.5pt" style:font-size-complex="20pt"/>
    </style:style>
    <style:style style:name="P10" style:family="paragraph" style:parent-style-name="Standard">
      <style:paragraph-properties fo:text-align="start" style:justify-single-word="false"/>
      <style:text-properties fo:font-size="12pt" officeooo:rsid="0014a35b" officeooo:paragraph-rsid="0014a35b" style:font-size-asian="10.5pt" style:font-size-complex="12pt"/>
    </style:style>
    <style:style style:name="P11" style:family="paragraph" style:parent-style-name="Standard" style:list-style-name="L1">
      <style:paragraph-properties fo:text-align="start" style:justify-single-word="false"/>
      <style:text-properties fo:font-size="12pt" officeooo:rsid="001614d3" officeooo:paragraph-rsid="001614d3" style:font-size-asian="10.5pt" style:font-size-complex="12pt"/>
    </style:style>
    <style:style style:name="P12" style:family="paragraph" style:parent-style-name="Standard">
      <style:paragraph-properties fo:text-align="start" style:justify-single-word="false"/>
      <style:text-properties fo:font-size="12pt" officeooo:rsid="001614d3" officeooo:paragraph-rsid="001614d3" style:font-size-asian="10.5pt" style:font-size-complex="12pt"/>
    </style:style>
    <style:style style:name="P13" style:family="paragraph" style:parent-style-name="Standard" style:list-style-name="L1">
      <style:paragraph-properties fo:text-align="start" style:justify-single-word="false"/>
      <style:text-properties fo:font-size="12pt" officeooo:rsid="00174fa0" officeooo:paragraph-rsid="00174fa0" style:font-size-asian="10.5pt" style:font-size-complex="12pt"/>
    </style:style>
    <style:style style:name="P14" style:family="paragraph" style:parent-style-name="Standard">
      <style:paragraph-properties fo:text-align="start" style:justify-single-word="false"/>
      <style:text-properties fo:font-size="12pt" officeooo:rsid="00174fa0" officeooo:paragraph-rsid="00174fa0" style:font-size-asian="10.5pt" style:font-size-complex="12pt"/>
    </style:style>
    <style:style style:name="P15" style:family="paragraph" style:parent-style-name="Standard">
      <style:paragraph-properties fo:text-align="start" style:justify-single-word="false"/>
      <style:text-properties fo:font-size="12pt" officeooo:rsid="001ffd97" officeooo:paragraph-rsid="001ffd97" style:font-size-asian="10.5pt" style:font-size-complex="12pt"/>
    </style:style>
    <style:style style:name="P16" style:family="paragraph" style:parent-style-name="Standard">
      <style:paragraph-properties fo:text-align="start" style:justify-single-word="false"/>
      <style:text-properties fo:font-size="12pt" fo:font-weight="normal" officeooo:rsid="001889e3" officeooo:paragraph-rsid="001889e3"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fo:font-weight="normal" officeooo:rsid="001889e3" officeooo:paragraph-rsid="001889e3"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fo:font-weight="normal" officeooo:rsid="001a30f8" officeooo:paragraph-rsid="001a30f8" style:font-size-asian="10.5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fo:font-weight="normal" officeooo:rsid="001eac70" officeooo:paragraph-rsid="001eac7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4a35b" officeooo:paragraph-rsid="0014a35b" style:font-size-asian="10.5pt" style:font-size-complex="12pt"/>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officeooo:rsid="001af5c6" officeooo:paragraph-rsid="001af5c6"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1af5c6" officeooo:paragraph-rsid="001af5c6" style:font-size-asian="10.5pt" style:font-size-complex="12pt"/>
    </style:style>
    <style:style style:name="P23" style:family="paragraph" style:parent-style-name="Standard" style:list-style-name="L1">
      <style:paragraph-properties fo:text-align="start" style:justify-single-word="false"/>
      <style:text-properties officeooo:paragraph-rsid="0014a35b"/>
    </style:style>
    <style:style style:name="T1" style:family="text">
      <style:text-properties fo:font-size="20pt" style:font-size-asian="20pt" style:font-size-complex="20pt"/>
    </style:style>
    <style:style style:name="T2" style:family="text">
      <style:text-properties officeooo:rsid="001614d3"/>
    </style:style>
    <style:style style:name="T3" style:family="text">
      <style:text-properties fo:font-size="12pt" style:font-size-asian="10.5pt" style:font-size-complex="12pt"/>
    </style:style>
    <style:style style:name="T4" style:family="text">
      <style:text-properties fo:font-size="12pt" officeooo:rsid="001614d3" style:font-size-asian="10.5pt" style:font-size-complex="12pt"/>
    </style:style>
    <style:style style:name="T5" style:family="text">
      <style:text-properties fo:font-size="12pt" officeooo:rsid="00191f71" style:font-size-asian="10.5pt" style:font-size-complex="12pt"/>
    </style:style>
    <style:style style:name="T6" style:family="text">
      <style:text-properties fo:font-size="12pt" officeooo:rsid="001dc036" style:font-size-asian="10.5pt" style:font-size-complex="12pt"/>
    </style:style>
    <style:style style:name="T7" style:family="text">
      <style:text-properties officeooo:rsid="001b64e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3">CPSC 3710: Computer Graphics</text:p>
      <text:p text:style-name="P3">Final Project</text:p>
      <text:p text:style-name="P2"/>
      <text:p text:style-name="P2">Darsh Thanki, Taranjot Kaur,</text:p>
      <text:p text:style-name="P2"><text:s/>Vincent Cote, Zach Nels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pring 2019</text:p>
      <text:p text:style-name="P21"><text:soft-page-break/><text:span text:style-name="T1">Tutorial</text:span></text:p>
      <text:p text:style-name="P20"><text:span text:style-name="T1"/></text:p>
      <text:p text:style-name="P22">To compile the project, simply type “make” into the console when in the project's folder. This should create an executable titled “main”. Running that main should start the game.</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oft-page-break/><text:span text:style-name="T1">Distribution Of Work</text:span></text:p>
      <text:p text:style-name="P10"><text:span text:style-name="T1"/></text:p>
      <text:p text:style-name="P10"><text:tab/><text:span text:style-name="T2">For our project, we divided the work up as evenly as possible and each worked on our separate parts before bringing them all together. Our work assignments were as follows:</text:span></text:p>
      <text:p text:style-name="P10"/>
      <text:list xml:id="list8361543843211086379" text:style-name="L1">
        <text:list-item>
          <text:p text:style-name="P23"><text:span text:style-name="T4">Darsh Thanki's main portion of the project was to create the general city blocks as well as the buildings. </text:span></text:p>
        </text:list-item>
      </text:list>
      <text:p text:style-name="P10"/>
      <text:list xml:id="list125819349104282" text:continue-numbering="true" text:style-name="L1">
        <text:list-item>
          <text:p text:style-name="P11">Taranjot Kau<text:span text:style-name="T7">r</text:span>'s part was to work on the streets </text:p>
        </text:list-item>
      </text:list>
      <text:p text:style-name="P12"/>
      <text:list xml:id="list125819926862534" text:continue-numbering="true" text:style-name="L1">
        <text:list-item>
          <text:p text:style-name="P11">Vincent Cote's job was to work on the camera angles as well as the various controls in the main file</text:p>
        </text:list-item>
      </text:list>
      <text:p text:style-name="P12"/>
      <text:list xml:id="list125818946757822" text:continue-numbering="true" text:style-name="L1">
        <text:list-item>
          <text:p text:style-name="P11">Zach Nelson's portion was to create the robot as well as help create some basic functionality for it, such as turning the head and helping to rotate the entire robot itself.</text:p>
        </text:list-item>
      </text:list>
      <text:p text:style-name="P12"/>
      <text:list xml:id="list125818566288315" text:continue-numbering="true" text:style-name="L1">
        <text:list-item>
          <text:p text:style-name="P13">After we had each finished our parts, we came back together and worked as a group to bring the entire project together by combining all of our portions.</text:p>
        </text:list-item>
      </text:list>
      <text:p text:style-name="P14"/>
      <text:p text:style-name="P14"/>
      <text:p text:style-name="P14"/>
      <text:p text:style-name="P9">Special Data Structu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OpenGL That We Have Learned</text:p>
      <text:p text:style-name="P4"/>
      <text:p text:style-name="P4"><text:tab/><text:span text:style-name="T5">While working on this project, there were some different OpenGL functions which we had to teach ourselves in order to implement all of the required functions properly. </text:span></text:p>
      <text:p text:style-name="P4"><text:span text:style-name="T5"/></text:p>
      <text:list xml:id="list8695258720023879871" text:style-name="L4">
        <text:list-item>
          <text:p text:style-name="P6"><text:span text:style-name="T3">We had to learn how to use the “specialKeyUp” functions, as they work differently than the mouse functions. When using the mouse functions, you can check what the current state of the mouse button is so that you can see if the button is released. However, this is impossible for the keyboard functions, so we had to research and implement a way to tell when the keyboard keys were released. </text:span></text:p>
        </text:list-item>
      </text:list>
      <text:p text:style-name="P5"><text:span text:style-name="T3"/></text:p>
      <text:list xml:id="list125819043338539" text:continue-numbering="true" text:style-name="L4">
        <text:list-item>
          <text:p text:style-name="P8"><text:span text:style-name="T3">We had to use glLineStipple which masks fragments produced by rasterization and stops them from being drawn. This was needed when building the city blocks</text:span></text:p>
          <text:p text:style-name="P8"><text:span text:style-name="T3"/></text:p>
        </text:list-item>
        <text:list-item>
          <text:p text:style-name="P7"><text:span text:style-name="T6">g</text:span><text:span text:style-name="T3">lPushAttrib </text:span><text:span text:style-name="T6">was used to specify the mask for which our building attributes saved. <text:s/></text:span></text:p>
        </text:list-item>
      </text:list>
      <text:p text:style-name="P9"/>
      <text:p text:style-name="P9">Assumptions</text:p>
      <text:p text:style-name="P4"/>
      <text:p text:style-name="P16"><text:tab/>Throughout our work on the project, we had to make a few assumptions about how certain things should work and about how we should implement them. They are as follows:</text:p>
      <text:p text:style-name="P16"/>
      <text:list xml:id="list6280330031353581881" text:style-name="L2">
        <text:list-item>
          <text:p text:style-name="P17">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P16"/>
      <text:list xml:id="list125819452096959" text:continue-numbering="true" text:style-name="L2">
        <text:list-item>
          <text:p text:style-name="P19">In the project description, we were told to make sure that the antenna is always spinning. However, due to it being a cylinder, normally it wouldn't appear to be doing anything if it was just rotating on it's Y-axis. We decided to show it by moving the antenna slightly forward on the Z-axis so that it is possible to see that it is rotating. </text:p>
        </text:list-item>
      </text:list>
      <text:p text:style-name="P16"/>
      <text:list xml:id="list125818791472250" text:continue-numbering="true" text:style-name="L2">
        <text:list-item>
          <text:p text:style-name="P18">Since we were required to choose our own sizes for the all of the objects within the game, we had to assume which sizes would work best????</text:p>
        </text:list-item>
      </text:list>
      <text:p text:style-name="P4"/>
      <text:p text:style-name="P9">Other Documentation</text:p>
      <text:p text:style-name="P14"/>
      <text:p text:style-name="P15"><text:s text:c="4"/></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1:43:51.381365511</meta:creation-date>
    <dc:date>2019-03-26T12:58:18.295515276</dc:date>
    <meta:editing-duration>PT1H14M22S</meta:editing-duration>
    <meta:editing-cycles>14</meta:editing-cycles>
    <meta:generator>LibreOffice/5.0.6.2$Linux_X86_64 LibreOffice_project/00$Build-2</meta:generator>
    <meta:document-statistic meta:table-count="0" meta:image-count="0" meta:object-count="0" meta:page-count="4" meta:paragraph-count="28" meta:word-count="516" meta:character-count="2891" meta:non-whitespace-character-count="2398"/>
  </office:meta>
</office:document-meta>
</file>